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6835in"/>
    </style:style>
    <style:style style:name="co21" style:family="table-column">
      <style:table-column-properties fo:break-before="auto" style:column-width="1.0165in"/>
    </style:style>
    <style:style style:name="co22" style:family="table-column">
      <style:table-column-properties fo:break-before="auto" style:column-width="1.1008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0.9335in"/>
    </style:style>
    <style:style style:name="co25" style:family="table-column">
      <style:table-column-properties fo:break-before="auto" style:column-width="1.7555in"/>
    </style:style>
    <style:style style:name="co26" style:family="table-column">
      <style:table-column-properties fo:break-before="auto" style:column-width="1.672in"/>
    </style:style>
    <style:style style:name="co27" style:family="table-column">
      <style:table-column-properties fo:break-before="auto" style:column-width="1.743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ffffff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JPY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JPY"/>
          <table:table-cell table:formula="=HYPERLINK(&quot;#B1 Tax.a24:z24&quot;; 33.5500000000000000000)" table:style-name="transparent_JPY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JPY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JPY"/>
          <table:table-cell table:formula="=HYPERLINK(&quot;#B1 Tax.a24:z24&quot;; 5.5000000000000000000)" table:style-name="transparent_JPY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JPY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JPY"/>
          <table:table-cell table:formula="=HYPERLINK(&quot;#B2 Tax.a23:z23&quot;; 150000.000000000000000)" table:style-name="transparent_JPY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0.090909090909090909090909090909)" table:style-name="transparent_JPY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00000000000)" table:style-name="transparent_JPY"/>
          <table:table-cell table:formula="=HYPERLINK(&quot;#B3 Tax.a24:z24&quot;; 23.90909090909090909090909090909)" table:style-name="transparent_JPY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50000000000000000000)" table:style-name="transparent_JPY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JPY"/>
          <table:table-cell table:formula="=HYPERLINK(&quot;#B3 Tax.a24:z24&quot;; 5.5000000000000000000)" table:style-name="transparent_JPY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currency" office:currency="JPY" table:style-name="transparent_JPY"/>
          <table:table-cell office:value="10.0" office:value-type="currency" office:currency="JPY" table:style-name="transparent_JPY"/>
          <table:table-cell office:value="11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currency" office:currency="JPY" table:style-name="transparent_JPY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currency" office:currency="JPY" table:style-name="transparent_JPY"/>
          <table:table-cell office:value="60.0" office:value-type="currency" office:currency="JPY" table:style-name="transparent_JPY"/>
          <table:table-cell office:value="66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currency" office:currency="JPY" table:style-name="taxable_event_JPY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currency" office:currency="JPY" table:style-name="taxable_event_JPY"/>
          <table:table-cell office:value="1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currency" office:currency="JPY" table:style-name="taxable_event_JPY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currency" office:currency="JPY" table:style-name="taxable_event_JPY"/>
          <table:table-cell office:value="6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currency" office:currency="JPY" table:style-name="taxable_event_JPY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currency" office:currency="JPY" table:style-name="highlighted_JPY"/>
          <table:table-cell office:value="4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currency" office:currency="JPY" table:style-name="taxable_event_JPY"/>
          <table:table-cell office:value="33.5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currency" office:currency="JPY" table:style-name="taxable_event_JPY"/>
          <table:table-cell office:value="5.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JPY"/>
          <table:table-cell table:formula="=HYPERLINK(&quot;#B1 In-Out.a11:z11&quot;; 10.00000000000)" table:style-name="taxable_event_JPY"/>
          <table:table-cell table:formula="=HYPERLINK(&quot;#B1 In-Out.a11:z11&quot;; &quot;&quot;)" table:style-name="taxable_event_JPY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JPY"/>
          <table:table-cell table:formula="=HYPERLINK(&quot;#B1 In-Out.a4:z4&quot;; 0.10000000000000000000000)" table:style-name="acquired_lot_JPY"/>
          <table:table-cell table:formula="=HYPERLINK(&quot;#B1 In-Out.a4:z4&quot;; 1.1000000000000000000)" table:style-name="highlighted_JPY"/>
          <table:table-cell table:formula="=HYPERLINK(&quot;#B1 In-Out.a4:z4&quot;; 10.00000000000)" table:style-name="acquired_lot_JPY"/>
          <table:table-cell table:formula="=HYPERLINK(&quot;#B1 In-Out.a4:z4&quot;; &quot;&quot;)" table:style-name="acquired_lot_JPY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JPY"/>
          <table:table-cell table:formula="=HYPERLINK(&quot;#B1 In-Out.a12:z12&quot;; 15.00000000000)" table:style-name="taxable_event_alt_JPY"/>
          <table:table-cell table:formula="=HYPERLINK(&quot;#B1 In-Out.a12:z12&quot;; &quot;&quot;)" table:style-name="taxable_event_alt_JPY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JPY"/>
          <table:table-cell table:formula="=HYPERLINK(&quot;#B1 In-Out.a4:z4&quot;; 0.40000000000000000000000)" table:style-name="acquired_lot_JPY"/>
          <table:table-cell table:formula="=HYPERLINK(&quot;#B1 In-Out.a4:z4&quot;; 4.4000000000000000000)" table:style-name="highlighted_JPY"/>
          <table:table-cell table:formula="=HYPERLINK(&quot;#B1 In-Out.a4:z4&quot;; 10.00000000000)" table:style-name="acquired_lot_JPY"/>
          <table:table-cell table:formula="=HYPERLINK(&quot;#B1 In-Out.a4:z4&quot;; &quot;&quot;)" table:style-name="acquired_lot_JPY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JPY"/>
          <table:table-cell table:formula="=HYPERLINK(&quot;#B1 In-Out.a13:z13&quot;; 20.00000000000)" table:style-name="taxable_event_JPY"/>
          <table:table-cell table:formula="=HYPERLINK(&quot;#B1 In-Out.a13:z13&quot;; &quot;&quot;)" table:style-name="taxable_event_JPY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JPY"/>
          <table:table-cell table:formula="=HYPERLINK(&quot;#B1 In-Out.a4:z4&quot;; 0.50000000000000000000000)" table:style-name="acquired_lot_JPY"/>
          <table:table-cell table:formula="=HYPERLINK(&quot;#B1 In-Out.a4:z4&quot;; 5.5000000000000000000)" table:style-name="highlighted_JPY"/>
          <table:table-cell table:formula="=HYPERLINK(&quot;#B1 In-Out.a4:z4&quot;; 10.00000000000)" table:style-name="acquired_lot_JPY"/>
          <table:table-cell table:formula="=HYPERLINK(&quot;#B1 In-Out.a4:z4&quot;; &quot;&quot;)" table:style-name="acquired_lot_JPY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JPY"/>
          <table:table-cell table:formula="=HYPERLINK(&quot;#B1 In-Out.a13:z13&quot;; 20.00000000000)" table:style-name="taxable_event_JPY"/>
          <table:table-cell table:formula="=HYPERLINK(&quot;#B1 In-Out.a13:z13&quot;; &quot;&quot;)" table:style-name="taxable_event_JPY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JPY"/>
          <table:table-cell table:formula="=HYPERLINK(&quot;#B1 In-Out.a5:z5&quot;; 2.5500000000000000000000000)" table:style-name="acquired_lot_alt_JPY"/>
          <table:table-cell table:formula="=HYPERLINK(&quot;#B1 In-Out.a5:z5&quot;; 28.05000000000000000)" table:style-name="highlighted_JPY"/>
          <table:table-cell table:formula="=HYPERLINK(&quot;#B1 In-Out.a5:z5&quot;; 15.00000000000)" table:style-name="acquired_lot_alt_JPY"/>
          <table:table-cell table:formula="=HYPERLINK(&quot;#B1 In-Out.a5:z5&quot;; &quot;&quot;)" table:style-name="acquired_lot_alt_JPY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currency" office:currency="JPY" table:style-name="transparent_JPY"/>
          <table:table-cell office:value="10000.0" office:value-type="currency" office:currency="JPY" table:style-name="transparent_JPY"/>
          <table:table-cell office:value="100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currency" office:currency="JPY" table:style-name="transparent_JPY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currency" office:currency="JPY" table:style-name="transparent_JPY"/>
          <table:table-cell office:value="30000.0" office:value-type="currency" office:currency="JPY" table:style-name="transparent_JPY"/>
          <table:table-cell office:value="300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currency" office:currency="JPY" table:style-name="transparent_JPY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currency" office:currency="JPY" table:style-name="transparent_JPY"/>
          <table:table-cell office:value="50000.0" office:value-type="currency" office:currency="JPY" table:style-name="transparent_JPY"/>
          <table:table-cell office:value="500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currency" office:currency="JPY" table:style-name="transparent_JPY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currency" office:currency="JPY" table:style-name="transparent_JPY"/>
          <table:table-cell office:value="40000.0" office:value-type="currency" office:currency="JPY" table:style-name="transparent_JPY"/>
          <table:table-cell office:value="400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currency" office:currency="JPY" table:style-name="transparent_JPY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currency" office:currency="JPY" table:style-name="transparent_JPY"/>
          <table:table-cell office:value="20000.0" office:value-type="currency" office:currency="JPY" table:style-name="transparent_JPY"/>
          <table:table-cell office:value="200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currency" office:currency="JPY" table:style-name="taxable_event_JPY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currency" office:currency="JPY" table:style-name="taxable_event_JPY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currency" office:currency="JPY" table:style-name="taxable_event_JPY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currency" office:currency="JPY" table:style-name="taxable_event_JPY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currency" office:currency="JPY" table:style-name="taxable_event_JPY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currency" office:currency="JPY" table:style-name="taxable_event_JPY"/>
          <table:table-cell office:value="15000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JPY"/>
          <table:table-cell table:formula="=HYPERLINK(&quot;#B2 In-Out.a14:z14&quot;; 10000.00000000000)" table:style-name="taxable_event_JPY"/>
          <table:table-cell table:formula="=HYPERLINK(&quot;#B2 In-Out.a14:z14&quot;; &quot;&quot;)" table:style-name="taxable_event_JPY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JPY"/>
          <table:table-cell table:formula="=HYPERLINK(&quot;#B2 In-Out.a4:z4&quot;; 0)" table:style-name="acquired_lot_JPY"/>
          <table:table-cell table:formula="=HYPERLINK(&quot;#B2 In-Out.a4:z4&quot;; 10000.000000000000000)" table:style-name="highlighted_JPY"/>
          <table:table-cell table:formula="=HYPERLINK(&quot;#B2 In-Out.a4:z4&quot;; 1000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JPY"/>
          <table:table-cell table:formula="=HYPERLINK(&quot;#B2 In-Out.a15:z15&quot;; 10000.00000000000)" table:style-name="taxable_event_alt_JPY"/>
          <table:table-cell table:formula="=HYPERLINK(&quot;#B2 In-Out.a15:z15&quot;; &quot;&quot;)" table:style-name="taxable_event_alt_JPY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JPY"/>
          <table:table-cell table:formula="=HYPERLINK(&quot;#B2 In-Out.a5:z5&quot;; 0E-31)" table:style-name="acquired_lot_alt_JPY"/>
          <table:table-cell table:formula="=HYPERLINK(&quot;#B2 In-Out.a5:z5&quot;; 20000.000000000000000)" table:style-name="highlighted_JPY"/>
          <table:table-cell table:formula="=HYPERLINK(&quot;#B2 In-Out.a5:z5&quot;; 10000.00000000000)" table:style-name="acquired_lot_alt_JPY"/>
          <table:table-cell table:formula="=HYPERLINK(&quot;#B2 In-Out.a5:z5&quot;; &quot;&quot;)" table:style-name="acquired_lot_alt_JPY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JPY"/>
          <table:table-cell table:formula="=HYPERLINK(&quot;#B2 In-Out.a16:z16&quot;; 10000.00000000000)" table:style-name="taxable_event_JPY"/>
          <table:table-cell table:formula="=HYPERLINK(&quot;#B2 In-Out.a16:z16&quot;; &quot;&quot;)" table:style-name="taxable_event_JPY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JPY"/>
          <table:table-cell table:formula="=HYPERLINK(&quot;#B2 In-Out.a5:z5&quot;; 0E-31)" table:style-name="acquired_lot_alt_JPY"/>
          <table:table-cell table:formula="=HYPERLINK(&quot;#B2 In-Out.a5:z5&quot;; 10000.000000000000000)" table:style-name="highlighted_JPY"/>
          <table:table-cell table:formula="=HYPERLINK(&quot;#B2 In-Out.a5:z5&quot;; 10000.00000000000)" table:style-name="acquired_lot_alt_JPY"/>
          <table:table-cell table:formula="=HYPERLINK(&quot;#B2 In-Out.a5:z5&quot;; &quot;&quot;)" table:style-name="acquired_lot_alt_JPY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JPY"/>
          <table:table-cell table:formula="=HYPERLINK(&quot;#B2 In-Out.a16:z16&quot;; 10000.00000000000)" table:style-name="taxable_event_JPY"/>
          <table:table-cell table:formula="=HYPERLINK(&quot;#B2 In-Out.a16:z16&quot;; &quot;&quot;)" table:style-name="taxable_event_JPY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JPY"/>
          <table:table-cell table:formula="=HYPERLINK(&quot;#B2 In-Out.a6:z6&quot;; 0.0)" table:style-name="acquired_lot_JPY"/>
          <table:table-cell table:formula="=HYPERLINK(&quot;#B2 In-Out.a6:z6&quot;; 20000.00000000000000)" table:style-name="highlighted_JPY"/>
          <table:table-cell table:formula="=HYPERLINK(&quot;#B2 In-Out.a6:z6&quot;; 10000.00000000000)" table:style-name="acquired_lot_JPY"/>
          <table:table-cell table:formula="=HYPERLINK(&quot;#B2 In-Out.a6:z6&quot;; &quot;&quot;)" table:style-name="acquired_lot_JPY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JPY"/>
          <table:table-cell table:formula="=HYPERLINK(&quot;#B2 In-Out.a17:z17&quot;; 10000.00000000000)" table:style-name="taxable_event_alt_JPY"/>
          <table:table-cell table:formula="=HYPERLINK(&quot;#B2 In-Out.a17:z17&quot;; &quot;&quot;)" table:style-name="taxable_event_alt_JPY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JPY"/>
          <table:table-cell table:formula="=HYPERLINK(&quot;#B2 In-Out.a6:z6&quot;; 0.0)" table:style-name="acquired_lot_JPY"/>
          <table:table-cell table:formula="=HYPERLINK(&quot;#B2 In-Out.a6:z6&quot;; 30000.00000000000000)" table:style-name="highlighted_JPY"/>
          <table:table-cell table:formula="=HYPERLINK(&quot;#B2 In-Out.a6:z6&quot;; 10000.00000000000)" table:style-name="acquired_lot_JPY"/>
          <table:table-cell table:formula="=HYPERLINK(&quot;#B2 In-Out.a6:z6&quot;; &quot;&quot;)" table:style-name="acquired_lot_JPY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JPY"/>
          <table:table-cell table:formula="=HYPERLINK(&quot;#B2 In-Out.a17:z17&quot;; 10000.00000000000)" table:style-name="taxable_event_alt_JPY"/>
          <table:table-cell table:formula="=HYPERLINK(&quot;#B2 In-Out.a17:z17&quot;; &quot;&quot;)" table:style-name="taxable_event_alt_JPY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JPY"/>
          <table:table-cell table:formula="=HYPERLINK(&quot;#B2 In-Out.a7:z7&quot;; 0.00)" table:style-name="acquired_lot_alt_JPY"/>
          <table:table-cell table:formula="=HYPERLINK(&quot;#B2 In-Out.a7:z7&quot;; 10000.000000000000000)" table:style-name="highlighted_JPY"/>
          <table:table-cell table:formula="=HYPERLINK(&quot;#B2 In-Out.a7:z7&quot;; 10000.00000000000)" table:style-name="acquired_lot_alt_JPY"/>
          <table:table-cell table:formula="=HYPERLINK(&quot;#B2 In-Out.a7:z7&quot;; &quot;&quot;)" table:style-name="acquired_lot_alt_JPY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JPY"/>
          <table:table-cell table:formula="=HYPERLINK(&quot;#B2 In-Out.a18:z18&quot;; 10000.00000000000)" table:style-name="taxable_event_JPY"/>
          <table:table-cell table:formula="=HYPERLINK(&quot;#B2 In-Out.a18:z18&quot;; &quot;&quot;)" table:style-name="taxable_event_JPY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JPY"/>
          <table:table-cell table:formula="=HYPERLINK(&quot;#B2 In-Out.a7:z7&quot;; 0.00)" table:style-name="acquired_lot_alt_JPY"/>
          <table:table-cell table:formula="=HYPERLINK(&quot;#B2 In-Out.a7:z7&quot;; 30000.00000000000000)" table:style-name="highlighted_JPY"/>
          <table:table-cell table:formula="=HYPERLINK(&quot;#B2 In-Out.a7:z7&quot;; 10000.00000000000)" table:style-name="acquired_lot_alt_JPY"/>
          <table:table-cell table:formula="=HYPERLINK(&quot;#B2 In-Out.a7:z7&quot;; &quot;&quot;)" table:style-name="acquired_lot_alt_JPY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JPY"/>
          <table:table-cell table:formula="=HYPERLINK(&quot;#B2 In-Out.a18:z18&quot;; 10000.00000000000)" table:style-name="taxable_event_JPY"/>
          <table:table-cell table:formula="=HYPERLINK(&quot;#B2 In-Out.a18:z18&quot;; &quot;&quot;)" table:style-name="taxable_event_JPY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JPY"/>
          <table:table-cell table:formula="=HYPERLINK(&quot;#B2 In-Out.a8:z8&quot;; 0)" table:style-name="acquired_lot_JPY"/>
          <table:table-cell table:formula="=HYPERLINK(&quot;#B2 In-Out.a8:z8&quot;; 20000.000000000000000)" table:style-name="highlighted_JPY"/>
          <table:table-cell table:formula="=HYPERLINK(&quot;#B2 In-Out.a8:z8&quot;; 10000.00000000000)" table:style-name="acquired_lot_JPY"/>
          <table:table-cell table:formula="=HYPERLINK(&quot;#B2 In-Out.a8:z8&quot;; &quot;&quot;)" table:style-name="acquired_lot_JPY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currency" office:currency="JPY" table:style-name="transparent_JPY"/>
          <table:table-cell office:value="10.0" office:value-type="currency" office:currency="JPY" table:style-name="transparent_JPY"/>
          <table:table-cell office:value="11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currency" office:currency="JPY" table:style-name="transparent_JPY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currency" office:currency="JPY" table:style-name="transparent_JPY"/>
          <table:table-cell office:value="16.5" office:value-type="currency" office:currency="JPY" table:style-name="transparent_JPY"/>
          <table:table-cell office:value="22.5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currency" office:currency="JPY" table:style-name="taxable_event_JPY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currency" office:currency="JPY" table:style-name="taxable_event_JPY"/>
          <table:table-cell office:value="1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currency" office:currency="JPY" table:style-name="taxable_event_JPY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currency" office:currency="JPY" table:style-name="taxable_event_JPY"/>
          <table:table-cell office:value="6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currency" office:currency="JPY" table:style-name="taxable_event_JPY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currency" office:currency="JPY" table:style-name="highlighted_JPY"/>
          <table:table-cell office:value="4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currency" office:currency="JPY" table:style-name="taxable_event_JPY"/>
          <table:table-cell office:value="23.90909090909091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currency" office:currency="JPY" table:style-name="taxable_event_JPY"/>
          <table:table-cell office:value="5.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JPY"/>
          <table:table-cell table:formula="=HYPERLINK(&quot;#B3 In-Out.a11:z11&quot;; 10.00000000000)" table:style-name="taxable_event_JPY"/>
          <table:table-cell table:formula="=HYPERLINK(&quot;#B3 In-Out.a11:z11&quot;; &quot;&quot;)" table:style-name="taxable_event_JPY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JPY"/>
          <table:table-cell table:formula="=HYPERLINK(&quot;#B3 In-Out.a4:z4&quot;; 0.10000000000000000000000)" table:style-name="acquired_lot_JPY"/>
          <table:table-cell table:formula="=HYPERLINK(&quot;#B3 In-Out.a4:z4&quot;; 1.1000000000000000000)" table:style-name="highlighted_JPY"/>
          <table:table-cell table:formula="=HYPERLINK(&quot;#B3 In-Out.a4:z4&quot;; 1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JPY"/>
          <table:table-cell table:formula="=HYPERLINK(&quot;#B3 In-Out.a12:z12&quot;; 15.00000000000)" table:style-name="taxable_event_alt_JPY"/>
          <table:table-cell table:formula="=HYPERLINK(&quot;#B3 In-Out.a12:z12&quot;; &quot;&quot;)" table:style-name="taxable_event_alt_JPY"/>
          <table:table-cell table:formula="=HYPERLINK(&quot;#B3 In-Out.a12:z12&quot;; &quot;1/1: 0.40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4)" table:style-name="acquired_lot_percent"/>
          <table:table-cell table:formula="=HYPERLINK(&quot;#B3 In-Out.a4:z4&quot;; 4.4000000000000000000)" table:style-name="acquired_lot_JPY"/>
          <table:table-cell table:formula="=HYPERLINK(&quot;#B3 In-Out.a4:z4&quot;; 0.40000000000000000000000)" table:style-name="acquired_lot_JPY"/>
          <table:table-cell table:formula="=HYPERLINK(&quot;#B3 In-Out.a4:z4&quot;; 4.4000000000000000000)" table:style-name="highlighted_JPY"/>
          <table:table-cell table:formula="=HYPERLINK(&quot;#B3 In-Out.a4:z4&quot;; 1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3571428571428571428571428571429)" table:style-name="taxable_event_percent"/>
          <table:table-cell table:formula="=HYPERLINK(&quot;#B3 In-Out.a13:z13&quot;; 8.571428571428571428571428571429)" table:style-name="highlighted_JPY"/>
          <table:table-cell table:formula="=HYPERLINK(&quot;#B3 In-Out.a13:z13&quot;; 20.00000000000)" table:style-name="taxable_event_JPY"/>
          <table:table-cell table:formula="=HYPERLINK(&quot;#B3 In-Out.a13:z13&quot;; &quot;&quot;)" table:style-name="taxable_event_JPY"/>
          <table:table-cell table:formula="=HYPERLINK(&quot;#B3 In-Out.a13:z13&quot;; &quot;1/2: 0.5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5)" table:style-name="acquired_lot_percent"/>
          <table:table-cell table:formula="=HYPERLINK(&quot;#B3 In-Out.a4:z4&quot;; 5.5000000000000000000)" table:style-name="acquired_lot_JPY"/>
          <table:table-cell table:formula="=HYPERLINK(&quot;#B3 In-Out.a4:z4&quot;; 0.50000000000000000000000)" table:style-name="acquired_lot_JPY"/>
          <table:table-cell table:formula="=HYPERLINK(&quot;#B3 In-Out.a4:z4&quot;; 5.5000000000000000000)" table:style-name="highlighted_JPY"/>
          <table:table-cell table:formula="=HYPERLINK(&quot;#B3 In-Out.a4:z4&quot;; 1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6428571428571428571428571428571)" table:style-name="taxable_event_percent"/>
          <table:table-cell table:formula="=HYPERLINK(&quot;#B3 In-Out.a13:z13&quot;; 15.42857142857142857142857142857)" table:style-name="highlighted_JPY"/>
          <table:table-cell table:formula="=HYPERLINK(&quot;#B3 In-Out.a13:z13&quot;; 20.00000000000)" table:style-name="taxable_event_JPY"/>
          <table:table-cell table:formula="=HYPERLINK(&quot;#B3 In-Out.a13:z13&quot;; &quot;&quot;)" table:style-name="taxable_event_JPY"/>
          <table:table-cell table:formula="=HYPERLINK(&quot;#B3 In-Out.a13:z13&quot;; &quot;2/2: 0.9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8181818181818181818181818181818)" table:style-name="acquired_lot_alt_percent"/>
          <table:table-cell table:formula="=HYPERLINK(&quot;#B3 In-Out.a5:z5&quot;; 18.40909090909090909090909090909)" table:style-name="acquired_lot_alt_JPY"/>
          <table:table-cell table:formula="=HYPERLINK(&quot;#B3 In-Out.a5:z5&quot;; 4.909090909090909090909090909091)" table:style-name="acquired_lot_alt_JPY"/>
          <table:table-cell table:formula="=HYPERLINK(&quot;#B3 In-Out.a5:z5&quot;; 18.40909090909090909090909090909)" table:style-name="highlighted_JPY"/>
          <table:table-cell table:formula="=HYPERLINK(&quot;#B3 In-Out.a5:z5&quot;; 15.00000000000)" table:style-name="acquired_lot_alt_JPY"/>
          <table:table-cell table:formula="=HYPERLINK(&quot;#B3 In-Out.a5:z5&quot;; &quot;&quot;)" table:style-name="acquired_lot_alt_JPY"/>
          <table:table-cell table:formula="=HYPERLINK(&quot;#B3 In-Out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currency" office:currency="JPY" table:style-name="transparent_JPY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currency" office:currency="JPY" table:style-name="transparent_JPY"/>
          <table:table-cell office:value="100.0" office:value-type="currency" office:currency="JPY" table:style-name="transparent_JPY"/>
          <table:table-cell office:value="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JPY" style:display-name="transparent_JPY" style:family="table-cell" style:parent-style-name="transparent_5f_USD" style:data-style-name="N125">
      <style:text-properties style:language-asian="ja" style:country-asian="JP"/>
    </style:style>
    <style:style style:name="transparent_5f_border_5f_JPY" style:display-name="transparent_border_JPY" style:family="table-cell" style:parent-style-name="transparent_5f_border_5f_USD" style:data-style-name="N125">
      <style:text-properties style:language-asian="ja" style:country-asian="JP"/>
    </style:style>
    <style:style style:name="taxable_5f_event_5f_JPY" style:display-name="taxable_event_JPY" style:family="table-cell" style:parent-style-name="taxable_5f_event_5f_USD" style:data-style-name="N125">
      <style:text-properties style:language-asian="ja" style:country-asian="JP"/>
    </style:style>
    <style:style style:name="taxable_5f_event_5f_border_5f_JPY" style:display-name="taxable_event_border_JPY" style:family="table-cell" style:parent-style-name="taxable_5f_event_5f_border_5f_USD" style:data-style-name="N125">
      <style:text-properties style:language-asian="ja" style:country-asian="JP"/>
    </style:style>
    <style:style style:name="taxable_5f_event_5f_alt_5f_JPY" style:display-name="taxable_event_alt_JPY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JPY" style:display-name="taxable_event_alt_border_JPY" style:family="table-cell" style:parent-style-name="taxable_5f_event_5f_alt_5f_border_5f_USD" style:data-style-name="N125">
      <style:text-properties style:language-asian="ja" style:country-asian="JP"/>
    </style:style>
    <style:style style:name="acquired_5f_lot_5f_JPY" style:display-name="acquired_lot_JPY" style:family="table-cell" style:parent-style-name="acquired_5f_lot_5f_USD" style:data-style-name="N125">
      <style:text-properties style:language-asian="ja" style:country-asian="JP"/>
    </style:style>
    <style:style style:name="acquired_5f_lot_5f_border_5f_JPY" style:display-name="acquired_lot_border_JPY" style:family="table-cell" style:parent-style-name="acquired_5f_lot_5f_border_5f_USD" style:data-style-name="N125">
      <style:text-properties style:language-asian="ja" style:country-asian="JP"/>
    </style:style>
    <style:style style:name="acquired_5f_lot_5f_alt_5f_JPY" style:display-name="acquired_lot_alt_JPY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JPY" style:display-name="acquired_lot_alt_border_JPY" style:family="table-cell" style:parent-style-name="acquired_5f_lot_5f_alt_5f_border_5f_USD" style:data-style-name="N125">
      <style:text-properties style:language-asian="ja" style:country-asian="JP"/>
    </style:style>
    <style:style style:name="highlighted_5f_JPY" style:display-name="highlighted_JPY" style:family="table-cell" style:parent-style-name="highlighted_5f_USD" style:data-style-name="N125">
      <style:text-properties style:language-asian="ja" style:country-asian="JP"/>
    </style:style>
    <style:style style:name="highlighted_5f_border_5f_JPY" style:display-name="highlighted_border_JPY" style:family="table-cell" style:parent-style-name="highlighted_5f_border_5f_USD" style:data-style-name="N125">
      <style:text-properties style:language-asian="ja" style:country-asian="JP"/>
    </style:style>
    <style:style style:name="taxable_5f_event_5f_note_5f_JPY" style:display-name="taxable_event_note_JPY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JPY" style:display-name="taxable_event_note_border_JPY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JPY" style:display-name="acquired_lot_note_JPY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JPY" style:display-name="acquired_lot_note_border_JPY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JPY" style:display-name="bold_JPY" style:family="table-cell" style:parent-style-name="bold_5f_USD" style:data-style-name="N125">
      <style:text-properties style:language-asian="ja" style:country-asian="JP"/>
    </style:style>
    <style:style style:name="bold_5f_border_5f_JPY" style:display-name="bold_border_JPY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5T16:36:59.611806</dc:date>
    <meta:editing-duration>P1DT11H18M43S</meta:editing-duration>
    <meta:editing-cycles>119</meta:editing-cycles>
    <meta:generator>http://pypi.python.org/pypi/ezodf/0.1.0$Python3.10.6 (main, Nov 14 2022, 16:10:14) [GCC 11.3.0]</meta:generator>
    <dc:creator>Neal Chambers</dc:creator>
    <meta:document-statistic meta:table-count="3" meta:cell-count="116" meta:object-count="0"/>
  </office:meta>
</office:document-meta>
</file>